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c5d0f" officeooo:paragraph-rsid="001c5d0f" style:font-size-asian="14pt" style:font-size-complex="16pt"/>
    </style:style>
    <style:style style:name="P2" style:family="paragraph" style:parent-style-name="Standard">
      <style:text-properties fo:font-size="16pt" officeooo:rsid="002291f1" officeooo:paragraph-rsid="002291f1" style:font-size-asian="14pt" style:font-size-complex="16pt"/>
    </style:style>
    <style:style style:name="P3" style:family="paragraph" style:parent-style-name="Standard">
      <style:text-properties fo:font-size="16pt" officeooo:rsid="0029cf37" officeooo:paragraph-rsid="0029cf37" style:font-size-asian="14pt" style:font-size-complex="16pt"/>
    </style:style>
    <style:style style:name="P4" style:family="paragraph" style:parent-style-name="Standard">
      <style:text-properties fo:font-size="16pt" officeooo:rsid="002b8971" officeooo:paragraph-rsid="002b8971" style:font-size-asian="14pt" style:font-size-complex="16pt"/>
    </style:style>
    <style:style style:name="P5" style:family="paragraph" style:parent-style-name="Standard">
      <style:text-properties fo:font-size="16pt" officeooo:rsid="002ba92c" officeooo:paragraph-rsid="002ba92c" style:font-size-asian="14pt" style:font-size-complex="16pt"/>
    </style:style>
    <style:style style:name="P6" style:family="paragraph" style:parent-style-name="Standard">
      <style:text-properties fo:font-size="16pt" officeooo:rsid="002dd2ff" officeooo:paragraph-rsid="002dd2ff"/>
    </style:style>
    <style:style style:name="P7" style:family="paragraph" style:parent-style-name="Standard">
      <style:text-properties fo:font-size="16pt" officeooo:rsid="002ba92c" officeooo:paragraph-rsid="002ba92c" style:font-size-asian="14pt" style:font-size-complex="16pt"/>
    </style:style>
    <style:style style:name="P8" style:family="paragraph" style:parent-style-name="Standard">
      <style:text-properties fo:font-size="16pt" officeooo:rsid="002ba92c" officeooo:paragraph-rsid="002dd2ff" style:font-size-asian="14pt" style:font-size-complex="16pt"/>
    </style:style>
    <style:style style:name="P9" style:family="paragraph" style:parent-style-name="Standard">
      <style:text-properties fo:font-size="16pt" officeooo:rsid="002ba92c" officeooo:paragraph-rsid="002dd88f" style:font-size-asian="14pt" style:font-size-complex="16pt"/>
    </style:style>
    <style:style style:name="P10" style:family="paragraph" style:parent-style-name="Standard">
      <style:text-properties fo:font-size="16pt" officeooo:rsid="00301169" officeooo:paragraph-rsid="00301169" style:font-size-asian="14pt" style:font-size-complex="16pt"/>
    </style:style>
    <style:style style:name="T1" style:family="text">
      <style:text-properties officeooo:rsid="0023dab4"/>
    </style:style>
    <style:style style:name="T2" style:family="text">
      <style:text-properties officeooo:rsid="002dd2ff"/>
    </style:style>
    <style:style style:name="T3" style:family="text">
      <style:text-properties officeooo:rsid="002ba92c" style:font-size-asian="14pt" style:font-size-complex="16pt"/>
    </style:style>
    <style:style style:name="T4" style:family="text">
      <style:text-properties officeooo:rsid="002dd88f" style:font-size-asian="14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#include&lt;stdio.h&gt;</text:p>
      <text:p text:style-name="P1">void vowel(char[5][10]);</text:p>
      <text:p text:style-name="P1">int main()</text:p>
      <text:p text:style-name="P1">{</text:p>
      <text:p text:style-name="P1"><text:s text:c="4"/>int i;</text:p>
      <text:p text:style-name="P1"><text:s text:c="4"/>char str[5][10];</text:p>
      <text:p text:style-name="P1"><text:s text:c="4"/>printf("Enter five strings :-");</text:p>
      <text:p text:style-name="P1"><text:s text:c="4"/>for(i=0;i&lt;5;i++)</text:p>
      <text:p text:style-name="P1"><text:s text:c="8"/>fgets(str[i],10,stdin);</text:p>
      <text:p text:style-name="P1"><text:s text:c="4"/>vowel(str);</text:p>
      <text:p text:style-name="P1"><text:s text:c="5"/><text:span text:style-name="T1">return 0;</text:span></text:p>
      <text:p text:style-name="P1">}</text:p>
      <text:p text:style-name="P1"/>
      <text:p text:style-name="P1">void vowel(char str[5][10])</text:p>
      <text:p text:style-name="P1">{</text:p>
      <text:p text:style-name="P1"><text:s text:c="4"/>char c;</text:p>
      <text:p text:style-name="P1"><text:s text:c="4"/>int i,j,count;</text:p>
      <text:p text:style-name="P1"><text:s text:c="4"/>for(i=0;i&lt;5;i++)</text:p>
      <text:p text:style-name="P1"><text:s text:c="4"/>{</text:p>
      <text:p text:style-name="P1"><text:s text:c="8"/>count=0;</text:p>
      <text:p text:style-name="P1"><text:s text:c="8"/>for(j=0;j&lt;10;j++)</text:p>
      <text:p text:style-name="P1"><text:s text:c="8"/>{</text:p>
      <text:p text:style-name="P1"><text:s text:c="12"/>c=str[i][j];</text:p>
      <text:p text:style-name="P1"><text:s text:c="12"/>if((c=='a')|(c=='A')|(c=='e')|(c=='E')|(c=='i')|(c=='I')|(c=='o')|<text:tab/><text:tab/><text:tab/><text:tab/>(c=='O')|(c=='u')|(c=='U'))</text:p>
      <text:p text:style-name="P1"><text:s text:c="16"/>count++;</text:p>
      <text:p text:style-name="P1"><text:s text:c="8"/>}</text:p>
      <text:p text:style-name="P1"><text:s text:c="8"/>printf("Vowels in %s are %d\n",str[i],count);</text:p>
      <text:p text:style-name="P1"><text:s text:c="4"/>}</text:p>
      <text:p text:style-name="P1"><text:s text:c="4"/>return;</text:p>
      <text:p text:style-name="P1">}</text:p>
      <text:p text:style-name="P1"/>
      <text:p text:style-name="P1">2.#include&lt;stdio.h&gt;</text:p>
      <text:p text:style-name="P1">#include&lt;string.h&gt;</text:p>
      <text:p text:style-name="P1">void sort(char[10][20]);</text:p>
      <text:p text:style-name="P1">int main()</text:p>
      <text:p text:style-name="P1">{</text:p>
      <text:p text:style-name="P1"><text:s text:c="4"/>int i;</text:p>
      <text:p text:style-name="P1"><text:s text:c="4"/>char str[10][20];</text:p>
      <text:p text:style-name="P1"><text:soft-page-break/><text:s text:c="4"/>printf("Enter ten cities name :-");</text:p>
      <text:p text:style-name="P1"><text:s text:c="4"/>for(i=0;i&lt;10;i++)</text:p>
      <text:p text:style-name="P1"><text:s text:c="8"/>fgets(str[i],20,stdin);</text:p>
      <text:p text:style-name="P1"><text:s text:c="4"/>sort(str);</text:p>
      <text:p text:style-name="P1"><text:s text:c="4"/>printf("\n\nSorted List is :-\n");</text:p>
      <text:p text:style-name="P1"><text:s text:c="4"/>for(i=0;i&lt;10;i++)</text:p>
      <text:p text:style-name="P1"><text:s text:c="8"/>printf("%s",str[i]);</text:p>
      <text:p text:style-name="P1"><text:s text:c="4"/>printf("\n");</text:p>
      <text:p text:style-name="P1"><text:s text:c="4"/><text:span text:style-name="T1">return 0;</text:span></text:p>
      <text:p text:style-name="P1">}</text:p>
      <text:p text:style-name="P1"/>
      <text:p text:style-name="P1">void sort(char str[10][20])</text:p>
      <text:p text:style-name="P1">{</text:p>
      <text:p text:style-name="P1"><text:s text:c="4"/>int i,j,k;</text:p>
      <text:p text:style-name="P1"><text:s text:c="4"/>char c,tem[20];</text:p>
      <text:p text:style-name="P1"><text:s text:c="4"/>for(i=0;i&lt;10;i++)</text:p>
      <text:p text:style-name="P1"><text:s text:c="4"/>{</text:p>
      <text:p text:style-name="P1"><text:s text:c="8"/>for(j=i+1;j&lt;10;j++)</text:p>
      <text:p text:style-name="P1"><text:s text:c="8"/>{</text:p>
      <text:p text:style-name="P1"><text:s text:c="12"/>if(strcmp(str[i],str[j])&lt;0)</text:p>
      <text:p text:style-name="P1"><text:s text:c="16"/>continue;</text:p>
      <text:p text:style-name="P1"><text:s text:c="12"/>else</text:p>
      <text:p text:style-name="P1"><text:s text:c="12"/>{</text:p>
      <text:p text:style-name="P1"><text:s text:c="16"/>for(k=0;k&lt;20;k++)</text:p>
      <text:p text:style-name="P1"><text:s text:c="16"/>{</text:p>
      <text:p text:style-name="P1"><text:s text:c="20"/>tem[k]=str[i][k];</text:p>
      <text:p text:style-name="P1"><text:s text:c="16"/>}</text:p>
      <text:p text:style-name="P1"><text:s text:c="16"/>for(k=0;k&lt;20;k++)</text:p>
      <text:p text:style-name="P1"><text:s text:c="16"/>{</text:p>
      <text:p text:style-name="P1"><text:s text:c="20"/>str[i][k]=str[j][k];</text:p>
      <text:p text:style-name="P1"><text:s text:c="16"/>}</text:p>
      <text:p text:style-name="P1"><text:s text:c="16"/>for(k=0;k&lt;20;k++)</text:p>
      <text:p text:style-name="P1"><text:s text:c="16"/>{</text:p>
      <text:p text:style-name="P1"><text:s text:c="20"/>str[j][k]=tem[k];</text:p>
      <text:p text:style-name="P1"><text:s text:c="16"/>}</text:p>
      <text:p text:style-name="P1"><text:s text:c="12"/>}</text:p>
      <text:p text:style-name="P1"><text:s text:c="8"/>}</text:p>
      <text:p text:style-name="P1"><text:s text:c="4"/>}</text:p>
      <text:p text:style-name="P1"><text:s text:c="4"/>return;</text:p>
      <text:p text:style-name="P1"><text:soft-page-break/>}</text:p>
      <text:p text:style-name="P1"/>
      <text:p text:style-name="P2">3.#include&lt;stdio.h&gt;</text:p>
      <text:p text:style-name="P2">int main()</text:p>
      <text:p text:style-name="P2">{</text:p>
      <text:p text:style-name="P2"><text:s/>int i; <text:s text:c="17"/>charstr[5]15]={"Pushkar","Abhishek","Divyansh","Shreyansh","Hritik"}; <text:s/>for(i=0;i&lt;5;i++)</text:p>
      <text:p text:style-name="P2"><text:s text:c="4"/>printf("%d.%s <text:s/>",i+1,str[i]);</text:p>
      <text:p text:style-name="P2">printf("\n");</text:p>
      <text:p text:style-name="P2">return 0;</text:p>
      <text:p text:style-name="P2">}</text:p>
      <text:p text:style-name="P2"/>
      <text:p text:style-name="P3">4.#include&lt;stdio.h&gt;</text:p>
      <text:p text:style-name="P3">#include&lt;string.h&gt;</text:p>
      <text:p text:style-name="P3">int main()</text:p>
      <text:p text:style-name="P3">{</text:p>
      <text:p text:style-name="P3"><text:s text:c="4"/>int i,flag=0;</text:p>
      <text:p text:style-name="P3"><text:s text:c="4"/>char str[5][15];</text:p>
      <text:p text:style-name="P3"><text:s text:c="4"/>char find[15];</text:p>
      <text:p text:style-name="P3"><text:s text:c="4"/>printf("Enter five names :-");</text:p>
      <text:p text:style-name="P3"><text:s text:c="4"/>for(i=0;i&lt;5;i++)</text:p>
      <text:p text:style-name="P3"><text:s text:c="8"/>fgets(str[i],15,stdin);</text:p>
      <text:p text:style-name="P3"><text:s text:c="4"/>printf("Enter a name :- ");</text:p>
      <text:p text:style-name="P3"><text:s text:c="4"/>fgets(find,15,stdin);</text:p>
      <text:p text:style-name="P3"/>
      <text:p text:style-name="P3"><text:s text:c="4"/>for(i=0;i&lt;5;i++)</text:p>
      <text:p text:style-name="P3"><text:s text:c="4"/>{</text:p>
      <text:p text:style-name="P3"><text:s text:c="8"/>if(strcmp(find,str[i])==0)</text:p>
      <text:p text:style-name="P3"><text:s text:c="8"/>{</text:p>
      <text:p text:style-name="P3"><text:s text:c="12"/>flag=1;</text:p>
      <text:p text:style-name="P3"><text:s text:c="12"/>printf("%s is in %d place in the list.\n",str[i],i+1);</text:p>
      <text:p text:style-name="P3"><text:s text:c="8"/>}</text:p>
      <text:p text:style-name="P3"><text:s text:c="4"/>}</text:p>
      <text:p text:style-name="P3"><text:s text:c="4"/>if(flag==0)</text:p>
      <text:p text:style-name="P3"><text:s text:c="8"/>printf("Not found in the list.\n");</text:p>
      <text:p text:style-name="P3"><text:s text:c="4"/>return 0;</text:p>
      <text:p text:style-name="P3">}</text:p>
      <text:p text:style-name="P3"/>
      <text:p text:style-name="P4"><text:soft-page-break/>5.#include&lt;stdio.h&gt;</text:p>
      <text:p text:style-name="P4">#include&lt;string.h&gt;</text:p>
      <text:p text:style-name="P4">int main()</text:p>
      <text:p text:style-name="P4">{</text:p>
      <text:p text:style-name="P4"><text:s text:c="4"/>int i,j,valid;</text:p>
      <text:p text:style-name="P4"><text:s text:c="4"/>char str[5][20];</text:p>
      <text:p text:style-name="P4"><text:s text:c="4"/>char find[20];</text:p>
      <text:p text:style-name="P4"><text:s text:c="4"/>printf("Enter five email addresses :-");</text:p>
      <text:p text:style-name="P4"><text:s text:c="4"/>for(i=0;i&lt;5;i++)</text:p>
      <text:p text:style-name="P4"><text:s text:c="8"/>fgets(str[i],20,stdin);</text:p>
      <text:p text:style-name="P4"><text:s text:c="4"/>printf("Email adresses without '@' are :-\n");</text:p>
      <text:p text:style-name="P4"/>
      <text:p text:style-name="P4"><text:s text:c="4"/>for(i=0;i&lt;5;i++)</text:p>
      <text:p text:style-name="P4"><text:s text:c="4"/>{</text:p>
      <text:p text:style-name="P4"><text:s text:c="8"/>valid=1;</text:p>
      <text:p text:style-name="P4"><text:s text:c="8"/>for(j=0;j&lt;20;j++)</text:p>
      <text:p text:style-name="P4"><text:s text:c="8"/>{</text:p>
      <text:p text:style-name="P4"><text:s text:c="12"/>if(str[i][j]=='@')</text:p>
      <text:p text:style-name="P4"><text:s text:c="12"/>{</text:p>
      <text:p text:style-name="P4"><text:s text:c="16"/>valid=0;</text:p>
      <text:p text:style-name="P4"><text:s text:c="16"/>break;</text:p>
      <text:p text:style-name="P4"><text:s text:c="12"/>}</text:p>
      <text:p text:style-name="P4"><text:s text:c="8"/>}</text:p>
      <text:p text:style-name="P4"><text:s text:c="8"/>if(valid)</text:p>
      <text:p text:style-name="P4"><text:s text:c="12"/>printf("%s",str[i]);</text:p>
      <text:p text:style-name="P4"><text:s text:c="4"/>}</text:p>
      <text:p text:style-name="P4"><text:s text:c="4"/>return 0;</text:p>
      <text:p text:style-name="P4">}</text:p>
      <text:p text:style-name="P4"/>
      <text:p text:style-name="P4">6.#include&lt;stdio.h&gt;</text:p>
      <text:p text:style-name="P4">#include&lt;string.h&gt;</text:p>
      <text:p text:style-name="P4">int palindrome(char[],int);</text:p>
      <text:p text:style-name="P4">int main()</text:p>
      <text:p text:style-name="P4">{</text:p>
      <text:p text:style-name="P4"><text:s text:c="4"/>int i,j,valid;</text:p>
      <text:p text:style-name="P4"><text:s text:c="4"/>char str[5][20];</text:p>
      <text:p text:style-name="P4"><text:s text:c="4"/>char find[20];</text:p>
      <text:p text:style-name="P4"><text:s text:c="4"/>printf("Enter five strings :-");</text:p>
      <text:p text:style-name="P4"><text:s text:c="4"/>for(i=0;i&lt;5;i++)</text:p>
      <text:p text:style-name="P4"><text:soft-page-break/><text:s text:c="8"/>fgets(str[i],20,stdin);</text:p>
      <text:p text:style-name="P4"><text:s text:c="4"/>printf("\n\nPalindromes in the list are :-\n");</text:p>
      <text:p text:style-name="P4"><text:s text:c="4"/></text:p>
      <text:p text:style-name="P4"><text:s text:c="4"/>for(i=0;i&lt;5;i++)</text:p>
      <text:p text:style-name="P4"><text:s text:c="4"/>{</text:p>
      <text:p text:style-name="P4"><text:s text:c="8"/>if(palindrome(str[i],strlen(str[i])))</text:p>
      <text:p text:style-name="P4"><text:s text:c="12"/>printf("%s",str[i]);</text:p>
      <text:p text:style-name="P4"><text:s text:c="4"/>}</text:p>
      <text:p text:style-name="P4">}</text:p>
      <text:p text:style-name="P4">int palindrome(char str[],int n)</text:p>
      <text:p text:style-name="P4">{</text:p>
      <text:p text:style-name="P4"><text:s text:c="4"/>int i=0;</text:p>
      <text:p text:style-name="P4"><text:s text:c="4"/>int j=n-2;</text:p>
      <text:p text:style-name="P4"><text:s text:c="4"/>while(j&gt;i)</text:p>
      <text:p text:style-name="P4"><text:s text:c="4"/>{</text:p>
      <text:p text:style-name="P4"><text:s text:c="8"/>if(str[i]!=str[j])</text:p>
      <text:p text:style-name="P4"><text:s text:c="12"/>return 0;</text:p>
      <text:p text:style-name="P4"><text:s text:c="8"/>else</text:p>
      <text:p text:style-name="P4"><text:s text:c="8"/>{</text:p>
      <text:p text:style-name="P4"><text:s text:c="12"/>i++;</text:p>
      <text:p text:style-name="P4"><text:s text:c="12"/>j--;</text:p>
      <text:p text:style-name="P4"><text:s text:c="8"/>}</text:p>
      <text:p text:style-name="P4"><text:s text:c="4"/>}</text:p>
      <text:p text:style-name="P4"><text:s text:c="4"/>return 1;</text:p>
      <text:p text:style-name="P4">}</text:p>
      <text:p text:style-name="P4"/>
      <text:p text:style-name="P5">7.<text:span text:style-name="T2">Wrong Code</text:span></text:p>
      <text:p text:style-name="P5"><text:s text:c="3"/>#include&lt;stdio.h&gt;</text:p>
      <text:p text:style-name="P5">#include&lt;string.h&gt;</text:p>
      <text:p text:style-name="P5">int main()</text:p>
      <text:p text:style-name="P5">{</text:p>
      <text:p text:style-name="P5"><text:s text:c="4"/>char str[5][16]={"123.123.123.123","1.23.12.23.1","221.145.121.149","453.234.543.453","123.231.298"};</text:p>
      <text:p text:style-name="P5"><text:s text:c="4"/>int i,j,count,sum,valid;</text:p>
      <text:p text:style-name="P5"/>
      <text:p text:style-name="P5"><text:s text:c="4"/>for(i=0;i&lt;5;i++)</text:p>
      <text:p text:style-name="P5"><text:s text:c="4"/>{</text:p>
      <text:p text:style-name="P5"><text:s text:c="8"/>for(j=0;j&lt;16;j++)</text:p>
      <text:p text:style-name="P5"><text:soft-page-break/><text:s text:c="8"/>{</text:p>
      <text:p text:style-name="P5"><text:s text:c="12"/>if(str[i][j]=='.')</text:p>
      <text:p text:style-name="P5"><text:s text:c="16"/>count++;</text:p>
      <text:p text:style-name="P5"><text:s text:c="8"/>}</text:p>
      <text:p text:style-name="P5"/>
      <text:p text:style-name="P5"><text:s text:c="8"/>if(count!=3)</text:p>
      <text:p text:style-name="P5"><text:s text:c="8"/>{</text:p>
      <text:p text:style-name="P5"><text:s text:c="12"/>printf("Invalid---%s",str[i]);</text:p>
      <text:p text:style-name="P5"><text:s text:c="12"/>continue;</text:p>
      <text:p text:style-name="P5"><text:s text:c="8"/>}</text:p>
      <text:p text:style-name="P5"><text:s text:c="8"/>else</text:p>
      <text:p text:style-name="P5"><text:s text:c="8"/>{</text:p>
      <text:p text:style-name="P5"><text:s text:c="12"/>sum=0;</text:p>
      <text:p text:style-name="P5"><text:s text:c="12"/>for(j=0;j&lt;strlen(str[i]);j++)</text:p>
      <text:p text:style-name="P5"><text:s text:c="12"/>{</text:p>
      <text:p text:style-name="P5"><text:s text:c="16"/>valid=1;</text:p>
      <text:p text:style-name="P5"><text:s text:c="16"/>if(str[i][j]!='.')</text:p>
      <text:p text:style-name="P5"><text:s text:c="16"/>{</text:p>
      <text:p text:style-name="P5"><text:s text:c="20"/>sum=sum*10+str[i][j];</text:p>
      <text:p text:style-name="P5"><text:s text:c="16"/>}</text:p>
      <text:p text:style-name="P5"><text:s text:c="16"/>else</text:p>
      <text:p text:style-name="P5"><text:s text:c="16"/>{</text:p>
      <text:p text:style-name="P5"><text:s text:c="20"/>if(sum&gt;255)</text:p>
      <text:p text:style-name="P5"><text:s text:c="20"/>{</text:p>
      <text:p text:style-name="P5"><text:s text:c="24"/>valid=0;</text:p>
      <text:p text:style-name="P5"><text:s text:c="24"/>break;</text:p>
      <text:p text:style-name="P5"><text:s text:c="20"/>}</text:p>
      <text:p text:style-name="P5"><text:s text:c="20"/>else</text:p>
      <text:p text:style-name="P5"><text:s text:c="20"/>{</text:p>
      <text:p text:style-name="P5"><text:s text:c="24"/>sum=0;</text:p>
      <text:p text:style-name="P5"><text:s text:c="24"/>continue;</text:p>
      <text:p text:style-name="P5"><text:s text:c="20"/>}</text:p>
      <text:p text:style-name="P5"><text:s text:c="16"/>}</text:p>
      <text:p text:style-name="P5"><text:s text:c="12"/>}</text:p>
      <text:p text:style-name="P5"><text:s text:c="12"/>if(valid)</text:p>
      <text:p text:style-name="P5"><text:s text:c="16"/>printf("Valid---%s\n",str[i]);</text:p>
      <text:p text:style-name="P5"><text:s text:c="12"/>else if(valid==0)</text:p>
      <text:p text:style-name="P5"><text:s text:c="16"/>printf("Invalid---%s\n",str[i]);</text:p>
      <text:p text:style-name="P5"><text:s text:c="8"/>}</text:p>
      <text:p text:style-name="P5"><text:soft-page-break/><text:s text:c="4"/>}</text:p>
      <text:p text:style-name="P5">}</text:p>
      <text:p text:style-name="P5"/>
      <text:p text:style-name="P8">8.#include&lt;stdio.h&gt;</text:p>
      <text:p text:style-name="P8">#include&lt;string.h&gt;</text:p>
      <text:p text:style-name="P8">int main()</text:p>
      <text:p text:style-name="P8">{</text:p>
      <text:p text:style-name="P8"><text:s text:c="4"/>char str[5][10]={"The","day","is","very","beautiful"};</text:p>
      <text:p text:style-name="P8"><text:s text:c="4"/>char word1[10]={"day"};</text:p>
      <text:p text:style-name="P8"><text:s text:c="4"/>char word2[10]={"beautiful"};</text:p>
      <text:p text:style-name="P8"><text:s text:c="4"/>int i,w1=-1,w2=-1;</text:p>
      <text:p text:style-name="P8"><text:s text:c="4"/>for(i=0;i&lt;10;i++)</text:p>
      <text:p text:style-name="P8"><text:s text:c="4"/>{</text:p>
      <text:p text:style-name="P8"><text:s text:c="8"/>if(strcmp(str[i],word1)==0)</text:p>
      <text:p text:style-name="P8"><text:s text:c="12"/>w1=i;</text:p>
      <text:p text:style-name="P8"><text:s text:c="8"/>if(strcmp(str[i],word2)==0)</text:p>
      <text:p text:style-name="P8"><text:s text:c="12"/>w2=i;</text:p>
      <text:p text:style-name="P8"><text:s text:c="4"/>}</text:p>
      <text:p text:style-name="P8"><text:s text:c="4"/>printf("The distance is %d\n",w2-w1-1);</text:p>
      <text:p text:style-name="P6"><text:span text:style-name="T3"><text:s text:c="4"/></text:span><text:span text:style-name="T4">return 0;</text:span></text:p>
      <text:p text:style-name="P8">}</text:p>
      <text:p text:style-name="P8"/>
      <text:p text:style-name="P9">9.#include&lt;stdio.h&gt;</text:p>
      <text:p text:style-name="P9">#include&lt;string.h&gt;</text:p>
      <text:p text:style-name="P9">int main()</text:p>
      <text:p text:style-name="P9">{</text:p>
      <text:p text:style-name="P9"><text:s text:c="4"/>char str[3][10]={"Pushkar","Divyansh","Abhishek"};</text:p>
      <text:p text:style-name="P9"><text:s text:c="4"/>char name[10];</text:p>
      <text:p text:style-name="P9"><text:s text:c="4"/>int i,j,num,fact=1,valid=0,equal=1;</text:p>
      <text:p text:style-name="P9"><text:s text:c="4"/>printf("Enter a name :-");</text:p>
      <text:p text:style-name="P9"><text:s text:c="4"/>fgets(name,10,stdin);</text:p>
      <text:p text:style-name="P9"/>
      <text:p text:style-name="P9"><text:s text:c="4"/>for(i=0;i&lt;3;i++)</text:p>
      <text:p text:style-name="P9"><text:s text:c="4"/>{</text:p>
      <text:p text:style-name="P9"><text:s text:c="8"/>equal=1;</text:p>
      <text:p text:style-name="P9"><text:s text:c="8"/>for(j=0;j&lt;strlen(name)-1;j++)</text:p>
      <text:p text:style-name="P9"><text:s text:c="8"/>{</text:p>
      <text:p text:style-name="P9"><text:s text:c="12"/>if(str[i][j]!=name[j])</text:p>
      <text:p text:style-name="P9"><text:s text:c="12"/>{</text:p>
      <text:p text:style-name="P9"><text:soft-page-break/><text:s text:c="16"/>equal=0;</text:p>
      <text:p text:style-name="P9"><text:s text:c="16"/>break;</text:p>
      <text:p text:style-name="P9"><text:s text:c="12"/>}</text:p>
      <text:p text:style-name="P9"><text:s text:c="8"/>} <text:s text:c="3"/></text:p>
      <text:p text:style-name="P9"><text:s text:c="8"/>if(equal)</text:p>
      <text:p text:style-name="P9"><text:s text:c="8"/>{</text:p>
      <text:p text:style-name="P9"><text:s text:c="12"/>valid=1;</text:p>
      <text:p text:style-name="P9"><text:s text:c="12"/>printf("Enter number for factorial :-");</text:p>
      <text:p text:style-name="P9"><text:s text:c="12"/>scanf("%d",&amp;num);</text:p>
      <text:p text:style-name="P9"><text:s text:c="12"/>while(num&gt;0)</text:p>
      <text:p text:style-name="P9"><text:s text:c="12"/>{</text:p>
      <text:p text:style-name="P9"><text:s text:c="16"/>fact=fact*num;</text:p>
      <text:p text:style-name="P9"><text:s text:c="16"/>num--;</text:p>
      <text:p text:style-name="P9"><text:s text:c="12"/>}</text:p>
      <text:p text:style-name="P9"><text:s text:c="12"/>printf("The factorial is %d.\n",fact);</text:p>
      <text:p text:style-name="P9"><text:s text:c="8"/>}</text:p>
      <text:p text:style-name="P9"><text:s text:c="4"/>}</text:p>
      <text:p text:style-name="P9"><text:s text:c="4"/>if(valid==0)</text:p>
      <text:p text:style-name="P9"><text:s text:c="8"/>printf("Error - Unauthorized User.\n");</text:p>
      <text:p text:style-name="P9">}</text:p>
      <text:p text:style-name="P9"/>
      <text:p text:style-name="P10">10.#include&lt;stdio.h&gt;</text:p>
      <text:p text:style-name="P10">#include&lt;stdlib.h&gt;</text:p>
      <text:p text:style-name="P10">#include&lt;string.h&gt;</text:p>
      <text:p text:style-name="P10">int main()</text:p>
      <text:p text:style-name="P10">{</text:p>
      <text:p text:style-name="P10"><text:s text:c="4"/>char str[3][10]={"Pushkar","Divyansh","Abhishek"};</text:p>
      <text:p text:style-name="P10"><text:s text:c="4"/>char pass[9]={"Pverma56"};</text:p>
      <text:p text:style-name="P10"><text:s text:c="4"/>char name[10],pwd[9];</text:p>
      <text:p text:style-name="P10"><text:s text:c="4"/>int n,i,a=1,loop=0;</text:p>
      <text:p text:style-name="P10"/>
      <text:p text:style-name="P10"><text:s text:c="4"/>while(a)</text:p>
      <text:p text:style-name="P10"><text:s text:c="4"/>{</text:p>
      <text:p text:style-name="P10"><text:s text:c="8"/>printf("Enter the required operation\n");</text:p>
      <text:p text:style-name="P10"><text:s text:c="8"/>printf("1.Login\n2.Exit\n");</text:p>
      <text:p text:style-name="P10"><text:s text:c="8"/>scanf("%d",&amp;n);</text:p>
      <text:p text:style-name="P10"/>
      <text:p text:style-name="P10"><text:s text:c="8"/>switch(n)</text:p>
      <text:p text:style-name="P10"><text:s text:c="8"/>{</text:p>
      <text:p text:style-name="P10"><text:soft-page-break/><text:s text:c="12"/>case 1:</text:p>
      <text:p text:style-name="P10"><text:s text:c="20"/>printf("Enter Username :-");</text:p>
      <text:p text:style-name="P10"><text:s text:c="20"/>scanf("%s",name);</text:p>
      <text:p text:style-name="P10"><text:s text:c="20"/>printf("\n");</text:p>
      <text:p text:style-name="P10"><text:s text:c="20"/>for(i=0;i&lt;3;i++)</text:p>
      <text:p text:style-name="P10"><text:s text:c="20"/>{</text:p>
      <text:p text:style-name="P10"><text:s text:c="24"/>if(strcmp(str[i],name)==0)</text:p>
      <text:p text:style-name="P10"><text:s text:c="24"/>{</text:p>
      <text:p text:style-name="P10"><text:s text:c="28"/>printf("Enter Password:-");</text:p>
      <text:p text:style-name="P10"><text:s text:c="28"/>scanf("%s",pwd);</text:p>
      <text:p text:style-name="P10"><text:s text:c="28"/>if(strcmp(pass,pwd)!=0)</text:p>
      <text:p text:style-name="P10"><text:s text:c="28"/>{</text:p>
      <text:p text:style-name="P10"><text:s text:c="32"/>printf("Incorrect Password.\n");</text:p>
      <text:p text:style-name="P10"><text:s text:c="32"/>a=1;</text:p>
      <text:p text:style-name="P10"><text:s text:c="32"/>loop=1;</text:p>
      <text:p text:style-name="P10"><text:s text:c="32"/>break;</text:p>
      <text:p text:style-name="P10"><text:s text:c="28"/>}</text:p>
      <text:p text:style-name="P10"><text:s text:c="28"/>else</text:p>
      <text:p text:style-name="P10"><text:s text:c="28"/>{</text:p>
      <text:p text:style-name="P10"><text:s text:c="32"/>a=0;</text:p>
      <text:p text:style-name="P10"><text:s text:c="32"/>loop=1;</text:p>
      <text:p text:style-name="P10"><text:s text:c="32"/>printf("\nWelcome %s\n",name);</text:p>
      <text:p text:style-name="P10"><text:s text:c="32"/>break;</text:p>
      <text:p text:style-name="P10"><text:s text:c="28"/>}</text:p>
      <text:p text:style-name="P10"><text:s text:c="24"/>}</text:p>
      <text:p text:style-name="P10"><text:s text:c="24"/>if(loop)</text:p>
      <text:p text:style-name="P10"><text:s text:c="28"/>break;</text:p>
      <text:p text:style-name="P10"><text:s text:c="20"/>}</text:p>
      <text:p text:style-name="P10"><text:s text:c="12"/>case 2:</text:p>
      <text:p text:style-name="P10"><text:s text:c="20"/>exit(0);</text:p>
      <text:p text:style-name="P10"><text:s text:c="8"/>}</text:p>
      <text:p text:style-name="P10"><text:s text:c="8"/>printf("\n");</text:p>
      <text:p text:style-name="P10"><text:s text:c="4"/>}</text:p>
      <text:p text:style-name="P10">}</text:p>
      <text:p text:style-name="P1"/>
      <text:p text:style-name="P1"><text:s text:c="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9T21:17:57.243957434</meta:creation-date>
    <dc:date>2022-08-23T14:47:02.346358077</dc:date>
    <meta:editing-duration>PT3H1M13S</meta:editing-duration>
    <meta:editing-cycles>7</meta:editing-cycles>
    <meta:generator>LibreOffice/7.3.5.2$Linux_X86_64 LibreOffice_project/30$Build-2</meta:generator>
    <meta:document-statistic meta:table-count="0" meta:image-count="0" meta:object-count="0" meta:page-count="9" meta:paragraph-count="324" meta:word-count="469" meta:character-count="6998" meta:non-whitespace-character-count="4061"/>
  </office:meta>
</office:document-meta>
</file>